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bea87"/>
    </style:style>
    <style:style style:name="P2" style:family="paragraph" style:parent-style-name="Standard">
      <style:text-properties officeooo:rsid="000bea87" officeooo:paragraph-rsid="000bea87"/>
    </style:style>
    <style:style style:name="P3" style:family="paragraph" style:parent-style-name="Standard">
      <style:text-properties fo:font-weight="bold" officeooo:rsid="000bea87" officeooo:paragraph-rsid="000bea87" style:font-weight-asian="bold" style:font-weight-complex="bold"/>
    </style:style>
    <style:style style:name="P4" style:family="paragraph" style:parent-style-name="Standard">
      <style:text-properties fo:font-weight="bold" officeooo:rsid="000ef4c5" officeooo:paragraph-rsid="000ef4c5" style:font-weight-asian="bold" style:font-weight-complex="bold"/>
    </style:style>
    <style:style style:name="P5" style:family="paragraph" style:parent-style-name="Standard">
      <style:text-properties fo:font-weight="bold" officeooo:rsid="00105dd8" officeooo:paragraph-rsid="00105dd8" style:font-weight-asian="bold" style:font-weight-complex="bold"/>
    </style:style>
    <style:style style:name="P6" style:family="paragraph" style:parent-style-name="Standard">
      <style:text-properties officeooo:rsid="000d264b" officeooo:paragraph-rsid="000d264b"/>
    </style:style>
    <style:style style:name="P7" style:family="paragraph" style:parent-style-name="Standard">
      <style:text-properties officeooo:rsid="000ef4c5" officeooo:paragraph-rsid="000ef4c5"/>
    </style:style>
    <style:style style:name="P8" style:family="paragraph" style:parent-style-name="Standard">
      <style:text-properties fo:font-weight="normal" officeooo:rsid="000ef4c5" officeooo:paragraph-rsid="000ef4c5" style:font-weight-asian="normal" style:font-weight-complex="normal"/>
    </style:style>
    <style:style style:name="P9" style:family="paragraph" style:parent-style-name="Standard">
      <style:text-properties fo:font-weight="normal" officeooo:rsid="000bea87" officeooo:paragraph-rsid="000ef4c5" style:font-weight-asian="normal" style:font-weight-complex="normal"/>
    </style:style>
    <style:style style:name="P10" style:family="paragraph" style:parent-style-name="Standard">
      <style:text-properties fo:font-weight="normal" officeooo:rsid="000d264b" officeooo:paragraph-rsid="000ef4c5" style:font-weight-asian="normal" style:font-weight-complex="normal"/>
    </style:style>
    <style:style style:name="P11" style:family="paragraph" style:parent-style-name="Standard">
      <style:text-properties fo:font-size="14pt" fo:font-weight="bold" officeooo:rsid="000ef4c5" officeooo:paragraph-rsid="000ef4c5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2pt" fo:font-weight="normal" officeooo:rsid="000ef4c5" officeooo:paragraph-rsid="000ef4c5" style:font-size-asian="10.5pt" style:font-weight-asian="normal" style:font-size-complex="12pt" style:font-weight-complex="normal"/>
    </style:style>
    <style:style style:name="P13" style:family="paragraph" style:parent-style-name="Heading_20_2">
      <style:text-properties officeooo:paragraph-rsid="000bea87"/>
    </style:style>
    <style:style style:name="P14" style:family="paragraph" style:parent-style-name="Preformatted_20_Text">
      <style:text-properties officeooo:rsid="000bea87" officeooo:paragraph-rsid="000bea87"/>
    </style:style>
    <style:style style:name="P15" style:family="paragraph" style:parent-style-name="Preformatted_20_Text">
      <style:text-properties fo:font-weight="bold" officeooo:rsid="000ef4c5" officeooo:paragraph-rsid="000ef4c5" style:font-weight-asian="bold" style:font-weight-complex="bold"/>
    </style:style>
    <style:style style:name="P16" style:family="paragraph" style:parent-style-name="Preformatted_20_Text">
      <style:text-properties fo:font-weight="normal" officeooo:rsid="000ef4c5" officeooo:paragraph-rsid="000ef4c5" style:font-weight-asian="normal" style:font-weight-complex="normal"/>
    </style:style>
    <style:style style:name="P17" style:family="paragraph" style:parent-style-name="Preformatted_20_Text">
      <style:text-properties fo:font-weight="normal" officeooo:rsid="00105dd8" officeooo:paragraph-rsid="00105dd8" style:font-weight-asian="normal" style:font-weight-complex="normal"/>
    </style:style>
    <style:style style:name="P18" style:family="paragraph" style:parent-style-name="Preformatted_20_Text">
      <style:text-properties fo:font-weight="normal" officeooo:rsid="0010ff6e" officeooo:paragraph-rsid="0010ff6e" style:font-weight-asian="normal" style:font-weight-complex="normal"/>
    </style:style>
    <style:style style:name="P19" style:family="paragraph" style:parent-style-name="Preformatted_20_Text">
      <style:paragraph-properties fo:margin-top="0cm" fo:margin-bottom="0.499cm" style:contextual-spacing="false"/>
    </style:style>
    <style:style style:name="P20" style:family="paragraph" style:parent-style-name="Standard">
      <style:paragraph-properties fo:text-align="center" style:justify-single-word="false"/>
      <style:text-properties officeooo:paragraph-rsid="000bea87"/>
    </style:style>
    <style:style style:name="P21" style:family="paragraph" style:parent-style-name="Standard">
      <style:text-properties fo:color="#336600" officeooo:rsid="000bea87" officeooo:paragraph-rsid="000bea87"/>
    </style:style>
    <style:style style:name="P22" style:family="paragraph" style:parent-style-name="Standard">
      <style:text-properties fo:color="#336600" officeooo:rsid="000d264b" officeooo:paragraph-rsid="000d264b"/>
    </style:style>
    <style:style style:name="P23" style:family="paragraph" style:parent-style-name="Standard">
      <style:text-properties fo:color="#330099" officeooo:rsid="000bea87" officeooo:paragraph-rsid="000bea87"/>
    </style:style>
    <style:style style:name="P24" style:family="paragraph" style:parent-style-name="Standard">
      <style:text-properties fo:color="#330099" officeooo:paragraph-rsid="000ef4c5"/>
    </style:style>
    <style:style style:name="P25" style:family="paragraph" style:parent-style-name="Standard">
      <style:text-properties fo:color="#330099" officeooo:rsid="000d264b" officeooo:paragraph-rsid="000d264b"/>
    </style:style>
    <style:style style:name="P26" style:family="paragraph" style:parent-style-name="Standard">
      <style:text-properties fo:font-size="15pt" fo:font-weight="bold" officeooo:rsid="000ef4c5" officeooo:paragraph-rsid="000ef4c5" style:font-size-asian="15pt" style:font-weight-asian="bold" style:font-size-complex="15pt" style:font-weight-complex="bold"/>
    </style:style>
    <style:style style:name="P27" style:family="paragraph" style:parent-style-name="Standard">
      <style:text-properties fo:color="#007826" fo:font-weight="normal" officeooo:rsid="000ef4c5" officeooo:paragraph-rsid="000ef4c5" style:font-weight-asian="normal" style:font-weight-complex="normal"/>
    </style:style>
    <style:style style:name="P28" style:family="paragraph" style:parent-style-name="Standard">
      <style:text-properties fo:color="#007826" fo:font-weight="normal" officeooo:paragraph-rsid="000ef4c5" style:font-weight-asian="normal" style:font-weight-complex="normal"/>
    </style:style>
    <style:style style:name="P29" style:family="paragraph" style:parent-style-name="Standard">
      <style:text-properties fo:color="#007826" fo:font-weight="bold" officeooo:rsid="000ef4c5" officeooo:paragraph-rsid="000ef4c5" style:font-weight-asian="bold" style:font-weight-complex="bold"/>
    </style:style>
    <style:style style:name="P30" style:family="paragraph" style:parent-style-name="Standard">
      <style:text-properties fo:color="#00cc00" fo:font-weight="normal" officeooo:rsid="000ef4c5" officeooo:paragraph-rsid="000ef4c5" style:font-weight-asian="normal" style:font-weight-complex="normal"/>
    </style:style>
    <style:style style:name="P31" style:family="paragraph" style:parent-style-name="Text_20_body">
      <style:text-properties officeooo:rsid="000bea87" officeooo:paragraph-rsid="000bea87"/>
    </style:style>
    <style:style style:name="P32" style:family="paragraph" style:parent-style-name="Text_20_body">
      <style:text-properties fo:color="#336600" officeooo:rsid="000bea87" officeooo:paragraph-rsid="000bea87"/>
    </style:style>
    <style:style style:name="P33" style:family="paragraph" style:parent-style-name="Preformatted_20_Text">
      <style:paragraph-properties fo:margin-top="0cm" fo:margin-bottom="0.499cm" style:contextual-spacing="false"/>
      <style:text-properties fo:color="#336600"/>
    </style:style>
    <style:style style:name="P34" style:family="paragraph" style:parent-style-name="Preformatted_20_Text">
      <style:text-properties fo:color="#336600" officeooo:rsid="000bea87" officeooo:paragraph-rsid="000bea87"/>
    </style:style>
    <style:style style:name="P35" style:family="paragraph" style:parent-style-name="Preformatted_20_Text">
      <style:text-properties fo:color="#336600" officeooo:rsid="000bea87" officeooo:paragraph-rsid="000d264b"/>
    </style:style>
    <style:style style:name="P36" style:family="paragraph" style:parent-style-name="Preformatted_20_Text">
      <style:text-properties fo:color="#336600" officeooo:rsid="000d264b" officeooo:paragraph-rsid="000d264b"/>
    </style:style>
    <style:style style:name="P37" style:family="paragraph" style:parent-style-name="Preformatted_20_Text">
      <style:text-properties fo:color="#330099" officeooo:rsid="000bea87" officeooo:paragraph-rsid="000bea87"/>
    </style:style>
    <style:style style:name="P38" style:family="paragraph" style:parent-style-name="Preformatted_20_Text">
      <style:text-properties fo:color="#00cc00" fo:font-weight="normal" officeooo:rsid="000ef4c5" officeooo:paragraph-rsid="000ef4c5" style:font-weight-asian="normal" style:font-weight-complex="normal"/>
    </style:style>
    <style:style style:name="P39" style:family="paragraph" style:parent-style-name="Preformatted_20_Text">
      <style:text-properties fo:color="#00cc00" fo:font-weight="normal" officeooo:rsid="000bea87" officeooo:paragraph-rsid="000ef4c5" style:font-weight-asian="normal" style:font-weight-complex="normal"/>
    </style:style>
    <style:style style:name="P40" style:family="paragraph" style:parent-style-name="Preformatted_20_Text">
      <style:text-properties fo:color="#ff3333" fo:font-weight="normal" officeooo:rsid="000d264b" officeooo:paragraph-rsid="000ef4c5" style:font-weight-asian="normal" style:font-weight-complex="normal"/>
    </style:style>
    <style:style style:name="P41" style:family="paragraph" style:parent-style-name="Preformatted_20_Text">
      <style:text-properties fo:color="#cc3300" fo:font-weight="normal" officeooo:rsid="000ef4c5" officeooo:paragraph-rsid="000ef4c5" style:font-weight-asian="normal" style:font-weight-complex="normal"/>
    </style:style>
    <style:style style:name="P42" style:family="paragraph" style:parent-style-name="Preformatted_20_Text">
      <style:text-properties fo:color="#007826" fo:font-weight="normal" officeooo:rsid="000ef4c5" officeooo:paragraph-rsid="000ef4c5" style:font-weight-asian="normal" style:font-weight-complex="normal"/>
    </style:style>
    <style:style style:name="P43" style:family="paragraph" style:parent-style-name="Preformatted_20_Text">
      <style:text-properties fo:font-weight="normal" officeooo:rsid="000ef4c5" officeooo:paragraph-rsid="000ef4c5" style:font-weight-asian="normal" style:font-weight-complex="normal"/>
    </style:style>
    <style:style style:name="P44" style:family="paragraph" style:parent-style-name="Preformatted_20_Text">
      <style:text-properties fo:font-weight="normal" officeooo:rsid="00111268" officeooo:paragraph-rsid="00111268" style:font-weight-asian="normal" style:font-weight-complex="normal"/>
    </style:style>
    <style:style style:name="P45" style:family="paragraph" style:parent-style-name="Preformatted_20_Text">
      <style:text-properties fo:font-weight="normal" officeooo:rsid="00105dd8" officeooo:paragraph-rsid="00105dd8" style:font-weight-asian="normal" style:font-weight-complex="normal"/>
    </style:style>
    <style:style style:name="P46" style:family="paragraph" style:parent-style-name="Preformatted_20_Text">
      <style:text-properties fo:color="#000099" fo:font-weight="normal" officeooo:rsid="000ef4c5" officeooo:paragraph-rsid="000ef4c5" style:font-weight-asian="normal" style:font-weight-complex="normal"/>
    </style:style>
    <style:style style:name="P47" style:family="paragraph" style:parent-style-name="Heading_20_2">
      <style:text-properties officeooo:paragraph-rsid="000bea87"/>
    </style:style>
    <style:style style:name="P48" style:family="paragraph" style:parent-style-name="Quotations">
      <style:text-properties fo:color="#330099" officeooo:rsid="000bea87" officeooo:paragraph-rsid="000bea87"/>
    </style:style>
    <style:style style:name="T1" style:family="text">
      <style:text-properties fo:color="#800000" fo:font-size="18pt" style:text-underline-style="solid" style:text-underline-width="auto" style:text-underline-color="font-color" style:font-size-asian="18pt" style:font-size-complex="18pt"/>
    </style:style>
    <style:style style:name="T2" style:family="text">
      <style:text-properties fo:color="#800000" fo:font-size="18pt" style:text-underline-style="solid" style:text-underline-width="auto" style:text-underline-color="font-color" officeooo:rsid="000bea87" style:font-size-asian="18pt" style:font-size-complex="18pt"/>
    </style:style>
    <style:style style:name="T3" style:family="text">
      <style:text-properties officeooo:rsid="000d264b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.5pt" officeooo:rsid="000d264b" style:font-size-asian="10.5pt" style:font-size-complex="10.5pt"/>
    </style:style>
    <style:style style:name="T6" style:family="text">
      <style:text-properties fo:font-size="10.5pt" officeooo:rsid="000ef4c5" style:font-size-asian="10.5pt" style:font-size-complex="10.5pt"/>
    </style:style>
    <style:style style:name="T7" style:family="text">
      <style:text-properties officeooo:rsid="000ef4c5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11268" style:font-weight-asian="normal" style:font-weight-complex="normal"/>
    </style:style>
    <style:style style:name="T10" style:family="text">
      <style:text-properties officeooo:rsid="0010ff6e"/>
    </style:style>
    <style:style style:name="T11" style:family="text">
      <style:text-properties fo:color="#007826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20"><text:s text:c="2"/><text:span text:style-name="T1"><text:s text:c="2"/></text:span><text:span text:style-name="T2">MYSQL </text:span><text:span text:style-name="T1"><text:s text:c="5"/></text:span><text:span text:style-name="T2">Master slave replication</text:span></text:p>
      <text:p text:style-name="P1"/>
      <text:p text:style-name="P1"/>
      <text:p text:style-name="P1"/>
      <text:p text:style-name="P1"/>
      <text:p text:style-name="P21">master ip -192.168.1.59</text:p>
      <text:p text:style-name="P21">slave ip <text:s text:c="3"/>-192.168.1.62</text:p>
      <text:p text:style-name="P1"/>
      <text:p text:style-name="P2">install it in the master and slave</text:p>
      <text:h text:style-name="P13" text:outline-level="2"/>
      <text:h text:style-name="P13" text:outline-level="2">Setup</text:h>
      <text:p text:style-name="P31"/>
      <text:p text:style-name="P32">Sudo apt-get update</text:p>
      <text:p text:style-name="P32">apt-get install nano ssh -y</text:p>
      <text:p text:style-name="P33">sudo apt-get install mysql-server mysql-client</text:p>
      <text:p text:style-name="P1"/>
      <text:p text:style-name="P3">master configuration</text:p>
      <text:p text:style-name="P1"/>
      <text:p text:style-name="P1"/>
      <text:p text:style-name="P34">sudo nano /etc/mysql/my.cnf</text:p>
      <text:p text:style-name="P21"/>
      <text:p text:style-name="P35"><text:span text:style-name="T3">#</text:span>bind-address</text:p>
      <text:p text:style-name="P35"><text:s text:c="2"/></text:p>
      <text:p text:style-name="P34">server-id <text:s text:c="14"/>= 1</text:p>
      <text:p text:style-name="P34">log_bin <text:s text:c="16"/>= /var/log/mysql/mysql-bin.log</text:p>
      <text:p text:style-name="P2"/>
      <text:p text:style-name="P2"/>
      <text:p text:style-name="P6">save it</text:p>
      <text:p text:style-name="P6"/>
      <text:p text:style-name="P6"/>
      <text:p text:style-name="P22"/>
      <text:p text:style-name="P36">sudo service mysql restart</text:p>
      <text:p text:style-name="P22"/>
      <text:p text:style-name="P34"><text:span text:style-name="T3">root#</text:span>mysql -u root -p</text:p>
      <text:p text:style-name="P14"/>
      <text:p text:style-name="P37"/>
      <text:p text:style-name="P37"><text:span text:style-name="T3">mysql&gt;</text:span>GRANT REPLICATION SLAVE ON *.* TO 'slave_user'@'%' IDENTIFIED BY 'password';</text:p>
      <text:p text:style-name="P23"/>
      <text:p text:style-name="P24">mysql<text:span text:style-name="T7">&gt;</text:span> flush tables with read lock;</text:p>
      <text:p text:style-name="P24"><text:span text:style-name="T6">mysql</text:span><text:span text:style-name="T5">&gt;</text:span><text:span text:style-name="T4">FLUSH PRIVILEGES</text:span>;</text:p>
      <text:p text:style-name="P25"/>
      <text:p text:style-name="P25">mysql&gt;show master status;</text:p>
      <text:p text:style-name="P6"/>
      <text:p text:style-name="P6"><text:soft-page-break/></text:p>
      <text:p text:style-name="P6"/>
      <text:p text:style-name="P48">mysql&gt; show master status;<text:line-break/>+——————+———-+————–+——————+<text:line-break/>| File | Position | Binlog_Do_DB | Binlog_Ignore_DB |<text:line-break/>+——————+———-+————–+——————+<text:line-break/>| mysql-bin.000001 | 106 | | |<text:line-break/>+——————+———-+————–+——————+<text:line-break/>1 row in set (0.00 sec)</text:p>
      <text:p text:style-name="Text_20_body"><text:span text:style-name="Strong_20_Emphasis"/></text:p>
      <text:p text:style-name="P2"/>
      <text:p text:style-name="P6">note this id 106</text:p>
      <text:p text:style-name="P6"/>
      <text:p text:style-name="P6"/>
      <text:p text:style-name="P7">exit</text:p>
      <text:p text:style-name="P6"/>
      <text:p text:style-name="P26">backup the master</text:p>
      <text:p text:style-name="P4"/>
      <text:p text:style-name="P15"><text:span text:style-name="Source_20_Text"><text:span text:style-name="T11">root# mysqldump --all-databases --user=root --password --master-data &gt; everything.sql</text:span></text:span></text:p>
      <text:p text:style-name="P27"/>
      <text:p text:style-name="P29"><text:span text:style-name="T8">scp </text:span><text:span text:style-name="T9">that sql file </text:span><text:span text:style-name="T8">in to slave</text:span> </text:p>
      <text:p text:style-name="P29"/>
      <text:p text:style-name="P29"/>
      <text:p text:style-name="P27">root#mysql -u root -p</text:p>
      <text:p text:style-name="P28"><text:span text:style-name="T7">mysql&gt;</text:span>unlock tables;</text:p>
      <text:p text:style-name="P4"/>
      <text:p text:style-name="P4"/>
      <text:p text:style-name="P11">slave configuration</text:p>
      <text:p text:style-name="P11"/>
      <text:p text:style-name="P12"/>
      <text:p text:style-name="P30">sudo nano /etc/mysql/my.cnf</text:p>
      <text:p text:style-name="P30"/>
      <text:p text:style-name="P38">server-id = 2</text:p>
      <text:p text:style-name="P30"/>
      <text:p text:style-name="P30"/>
      <text:p text:style-name="P30"/>
      <text:p text:style-name="P39">log_bin <text:s text:c="16"/>= /var/log/mysql/mysql-bin.log</text:p>
      <text:p text:style-name="P9"/>
      <text:p text:style-name="P9"/>
      <text:p text:style-name="P10">save it</text:p>
      <text:p text:style-name="P10"/>
      <text:p text:style-name="P10"/>
      <text:p text:style-name="P10"/>
      <text:p text:style-name="P40">sudo service mysql restart</text:p>
      <text:p text:style-name="P4"/>
      <text:p text:style-name="P8">sudo scp <text:a xlink:type="simple" xlink:href="mailto:ubuntu1@192.168.1.59">ubuntu1@192.168.1.59</text:a>:/home/ubuntu1/everything.sql <text:s text:c="3"/>.</text:p>
      <text:p text:style-name="P4"/>
      <text:p text:style-name="P8">import <text:s/>all data from master</text:p>
      <text:p text:style-name="P8"/>
      <text:p text:style-name="P41">root#mysql -p &lt; everything.sql</text:p>
      <text:p text:style-name="P16"><text:soft-page-break/></text:p>
      <text:p text:style-name="P16"/>
      <text:p text:style-name="P46">root# mysql -u root -p</text:p>
      <text:p text:style-name="P16"/>
      <text:p text:style-name="P16"/>
      <text:p text:style-name="P16"/>
      <text:p text:style-name="P16"/>
      <text:p text:style-name="P16"/>
      <text:p text:style-name="P42"><text:span text:style-name="T10">mysql&gt;</text:span>CHANGE MASTER TO MASTER_HOST='<text:span text:style-name="T10">192.168.1.59</text:span>',MASTER_USER='slave_user', MASTER_PASSWORD='password', MASTER_LOG_FILE='mysql-bin.000001', MASTER_LOG_POS= 10<text:span text:style-name="T10">6</text:span>;</text:p>
      <text:p text:style-name="P18">all details from master</text:p>
      <text:p text:style-name="P18"/>
      <text:p text:style-name="P16"/>
      <text:p text:style-name="P16"/>
      <text:p text:style-name="P42"><text:span text:style-name="T10">mysql&gt;</text:span>START SLAVE;</text:p>
      <text:p text:style-name="P16"/>
      <text:p text:style-name="P16"/>
      <text:p text:style-name="P42"><text:span text:style-name="T10">mysql&gt;</text:span>SHOW SLAVE STATUS\G</text:p>
      <text:p text:style-name="P16"/>
      <text:p text:style-name="P16"/>
      <text:p text:style-name="Text_20_body">If there is an issue in connecting, you can try starting slave with a command to skip over it:</text:p>
      <text:p text:style-name="P19"><text:span text:style-name="T10">mysql&gt;</text:span>SET GLOBAL SQL_SLAVE_SKIP_COUNTER = 1; SLAVE START; </text:p>
      <text:p text:style-name="P16"/>
      <text:p text:style-name="P16"/>
      <text:p text:style-name="P16"/>
      <text:p text:style-name="P46">mysql&gt;show databases;</text:p>
      <text:p text:style-name="P16">You should see a list of all your Master’s databases</text:p>
      <text:p text:style-name="P16"/>
      <text:p text:style-name="P16"/>
      <text:p text:style-name="P16"/>
      <text:p text:style-name="P16">create databases and table in the databases are replicated to master to slave but not replication from slave to master</text:p>
      <text:p text:style-name="P16"/>
      <text:p text:style-name="P16"/>
      <text:p text:style-name="P44">######################################################################################</text:p>
      <text:p text:style-name="P16"/>
      <text:p text:style-name="P17"/>
      <text:p text:style-name="P17"/>
      <text:p text:style-name="P17">link:<text:a xlink:type="simple" xlink:href="https://www.digitalocean.com/community/tutorials/how-to-set-up-master-slave-replication-in-mysql">https://www.digitalocean.com/community/tutorials/how-to-set-up-master-slave-replication-in-mysql</text:a></text:p>
      <text:p text:style-name="P17"/>
      <text:p text:style-name="P17"><text:a xlink:type="simple" xlink:href="http://v1.srcnix.com/2010/10/14/simple-mysql-replication-with-ubuntu-master-to-slave/">http://v1.srcnix.com/2010/10/14/simple-mysql-replication-with-ubuntu-master-to-slave/</text:a></text:p>
      <text:p text:style-name="P17"/>
      <text:p text:style-name="P8"/>
      <text:p text:style-name="P5"><text:a xlink:type="simple" xlink:href="http://wpguru.co.uk/2013/05/how-to-setup-mysql-masterslave-replication-with-existing-data/">http://wpguru.co.uk/2013/05/how-to-setup-mysql-masterslave-replication-with-existing-data/</text:a></text:p>
      <text:p text:style-name="P5"/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11:57:39.632751769</meta:creation-date>
    <dc:date>2016-11-09T16:42:28.633534896</dc:date>
    <meta:editing-duration>PT14M55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3" meta:paragraph-count="52" meta:word-count="262" meta:character-count="2209" meta:non-whitespace-character-count="1948"/>
  </office:meta>
</office:document-meta>
</file>